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16463276836" calcext:value-type="float">
            <text:p>2.13116</text:p>
          </table:table-cell>
          <table:table-cell office:value-type="float" office:value="2.37461355932203" calcext:value-type="float">
            <text:p>2.37461</text:p>
          </table:table-cell>
          <table:table-cell office:value-type="float" office:value="3.01858033898305" calcext:value-type="float">
            <text:p>3.018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94315480226" calcext:value-type="float">
            <text:p>2.18943</text:p>
          </table:table-cell>
          <table:table-cell office:value-type="float" office:value="2.36068465536723" calcext:value-type="float">
            <text:p>2.36068</text:p>
          </table:table-cell>
          <table:table-cell office:value-type="float" office:value="3.04549016949153" calcext:value-type="float">
            <text:p>3.045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912842937853" calcext:value-type="float">
            <text:p>2.34913</text:p>
          </table:table-cell>
          <table:table-cell office:value-type="float" office:value="2.08944187570621" calcext:value-type="float">
            <text:p>2.08944</text:p>
          </table:table-cell>
          <table:table-cell office:value-type="float" office:value="2.7794953220339" calcext:value-type="float">
            <text:p>2.77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290967231638" calcext:value-type="float">
            <text:p>2.12291</text:p>
          </table:table-cell>
          <table:table-cell office:value-type="float" office:value="2.34047724293785" calcext:value-type="float">
            <text:p>2.34048</text:p>
          </table:table-cell>
          <table:table-cell office:value-type="float" office:value="3.08000949152542" calcext:value-type="float">
            <text:p>3.080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89124519774" calcext:value-type="float">
            <text:p>2.33891</text:p>
          </table:table-cell>
          <table:table-cell office:value-type="float" office:value="2.10280047457627" calcext:value-type="float">
            <text:p>2.1028</text:p>
          </table:table-cell>
          <table:table-cell office:value-type="float" office:value="2.84694888135593" calcext:value-type="float">
            <text:p>2.846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67846779661" calcext:value-type="float">
            <text:p>2.33678</text:p>
          </table:table-cell>
          <table:table-cell office:value-type="float" office:value="2.01206648587571" calcext:value-type="float">
            <text:p>2.01207</text:p>
          </table:table-cell>
          <table:table-cell office:value-type="float" office:value="2.45580745762712" calcext:value-type="float">
            <text:p>2.455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2886623728814" calcext:value-type="float">
            <text:p>2.32887</text:p>
          </table:table-cell>
          <table:table-cell office:value-type="float" office:value="2.00198872316384" calcext:value-type="float">
            <text:p>2.00199</text:p>
          </table:table-cell>
          <table:table-cell office:value-type="float" office:value="2.49067661016949" calcext:value-type="float">
            <text:p>2.490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850793220339" calcext:value-type="float">
            <text:p>2.32851</text:p>
          </table:table-cell>
          <table:table-cell office:value-type="float" office:value="2.06932420338983" calcext:value-type="float">
            <text:p>2.06932</text:p>
          </table:table-cell>
          <table:table-cell office:value-type="float" office:value="2.59738738983051" calcext:value-type="float">
            <text:p>2.597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03963841808" calcext:value-type="float">
            <text:p>2.32104</text:p>
          </table:table-cell>
          <table:table-cell office:value-type="float" office:value="2.04168743502825" calcext:value-type="float">
            <text:p>2.04169</text:p>
          </table:table-cell>
          <table:table-cell office:value-type="float" office:value="2.44679376271186" calcext:value-type="float">
            <text:p>2.446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57798870056" calcext:value-type="float">
            <text:p>2.31758</text:p>
          </table:table-cell>
          <table:table-cell office:value-type="float" office:value="2.05675866666667" calcext:value-type="float">
            <text:p>2.05676</text:p>
          </table:table-cell>
          <table:table-cell office:value-type="float" office:value="2.52096786440678" calcext:value-type="float">
            <text:p>2.520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96885875706" calcext:value-type="float">
            <text:p>2.29697</text:p>
          </table:table-cell>
          <table:table-cell office:value-type="float" office:value="2.04962049717514" calcext:value-type="float">
            <text:p>2.04962</text:p>
          </table:table-cell>
          <table:table-cell office:value-type="float" office:value="2.4710326779661" calcext:value-type="float">
            <text:p>2.471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9637342372881" calcext:value-type="float">
            <text:p>2.29637</text:p>
          </table:table-cell>
          <table:table-cell office:value-type="float" office:value="2.1484300338983" calcext:value-type="float">
            <text:p>2.14843</text:p>
          </table:table-cell>
          <table:table-cell office:value-type="float" office:value="2.892768" calcext:value-type="float">
            <text:p>2.892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4866440678" calcext:value-type="float">
            <text:p>2.18849</text:p>
          </table:table-cell>
          <table:table-cell office:value-type="float" office:value="2.29533658757062" calcext:value-type="float">
            <text:p>2.29534</text:p>
          </table:table-cell>
          <table:table-cell office:value-type="float" office:value="2.94780827118644" calcext:value-type="float">
            <text:p>2.947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044235028249" calcext:value-type="float">
            <text:p>2.29044</text:p>
          </table:table-cell>
          <table:table-cell office:value-type="float" office:value="2.10878788700565" calcext:value-type="float">
            <text:p>2.10879</text:p>
          </table:table-cell>
          <table:table-cell office:value-type="float" office:value="2.78670183050847" calcext:value-type="float">
            <text:p>2.78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408508474576" calcext:value-type="float">
            <text:p>2.17409</text:p>
          </table:table-cell>
          <table:table-cell office:value-type="float" office:value="2.28642655367232" calcext:value-type="float">
            <text:p>2.28643</text:p>
          </table:table-cell>
          <table:table-cell office:value-type="float" office:value="3.00490305084746" calcext:value-type="float">
            <text:p>3.00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45566101695" calcext:value-type="float">
            <text:p>2.27646</text:p>
          </table:table-cell>
          <table:table-cell office:value-type="float" office:value="2.20072097175141" calcext:value-type="float">
            <text:p>2.20072</text:p>
          </table:table-cell>
          <table:table-cell office:value-type="float" office:value="2.79261830508475" calcext:value-type="float">
            <text:p>2.792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542409039548" calcext:value-type="float">
            <text:p>2.26542</text:p>
          </table:table-cell>
          <table:table-cell office:value-type="float" office:value="2.23323098305085" calcext:value-type="float">
            <text:p>2.23323</text:p>
          </table:table-cell>
          <table:table-cell office:value-type="float" office:value="2.93356257627119" calcext:value-type="float">
            <text:p>2.933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47276836158" calcext:value-type="float">
            <text:p>2.26347</text:p>
          </table:table-cell>
          <table:table-cell office:value-type="float" office:value="2.15134564971751" calcext:value-type="float">
            <text:p>2.15135</text:p>
          </table:table-cell>
          <table:table-cell office:value-type="float" office:value="2.83229749152542" calcext:value-type="float">
            <text:p>2.83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55059887006" calcext:value-type="float">
            <text:p>2.23055</text:p>
          </table:table-cell>
          <table:table-cell office:value-type="float" office:value="2.26213477966102" calcext:value-type="float">
            <text:p>2.26213</text:p>
          </table:table-cell>
          <table:table-cell office:value-type="float" office:value="3.16730711864407" calcext:value-type="float">
            <text:p>3.16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33767231638" calcext:value-type="float">
            <text:p>2.26134</text:p>
          </table:table-cell>
          <table:table-cell office:value-type="float" office:value="2.19625123163842" calcext:value-type="float">
            <text:p>2.19625</text:p>
          </table:table-cell>
          <table:table-cell office:value-type="float" office:value="3.02653125423729" calcext:value-type="float">
            <text:p>3.026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32501694915" calcext:value-type="float">
            <text:p>2.25933</text:p>
          </table:table-cell>
          <table:table-cell office:value-type="float" office:value="2.1526451299435" calcext:value-type="float">
            <text:p>2.15265</text:p>
          </table:table-cell>
          <table:table-cell office:value-type="float" office:value="2.63774861016949" calcext:value-type="float">
            <text:p>2.637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62388700565" calcext:value-type="float">
            <text:p>2.23562</text:p>
          </table:table-cell>
          <table:table-cell office:value-type="float" office:value="2.25482174011299" calcext:value-type="float">
            <text:p>2.25482</text:p>
          </table:table-cell>
          <table:table-cell office:value-type="float" office:value="2.96667905084746" calcext:value-type="float">
            <text:p>2.966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351911864407" calcext:value-type="float">
            <text:p>2.25352</text:p>
          </table:table-cell>
          <table:table-cell office:value-type="float" office:value="2.27529731073446" calcext:value-type="float">
            <text:p>2.2753</text:p>
          </table:table-cell>
          <table:table-cell office:value-type="float" office:value="3.0459753220339" calcext:value-type="float">
            <text:p>3.045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24542372881" calcext:value-type="float">
            <text:p>2.25225</text:p>
          </table:table-cell>
          <table:table-cell office:value-type="float" office:value="2.27667615819209" calcext:value-type="float">
            <text:p>2.27668</text:p>
          </table:table-cell>
          <table:table-cell office:value-type="float" office:value="3.03202115254237" calcext:value-type="float">
            <text:p>3.032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89672316384" calcext:value-type="float">
            <text:p>2.2509</text:p>
          </table:table-cell>
          <table:table-cell office:value-type="float" office:value="2.09092949152542" calcext:value-type="float">
            <text:p>2.09093</text:p>
          </table:table-cell>
          <table:table-cell office:value-type="float" office:value="2.62351050847458" calcext:value-type="float">
            <text:p>2.623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59053107345" calcext:value-type="float">
            <text:p>2.25059</text:p>
          </table:table-cell>
          <table:table-cell office:value-type="float" office:value="2.23992770621469" calcext:value-type="float">
            <text:p>2.23993</text:p>
          </table:table-cell>
          <table:table-cell office:value-type="float" office:value="2.97282955932203" calcext:value-type="float">
            <text:p>2.972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628117514124" calcext:value-type="float">
            <text:p>2.24628</text:p>
          </table:table-cell>
          <table:table-cell office:value-type="float" office:value="2.13549880225989" calcext:value-type="float">
            <text:p>2.1355</text:p>
          </table:table-cell>
          <table:table-cell office:value-type="float" office:value="2.61118915254237" calcext:value-type="float">
            <text:p>2.611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958329943503" calcext:value-type="float">
            <text:p>2.23958</text:p>
          </table:table-cell>
          <table:table-cell office:value-type="float" office:value="2.16704680225989" calcext:value-type="float">
            <text:p>2.16705</text:p>
          </table:table-cell>
          <table:table-cell office:value-type="float" office:value="2.56118888135593" calcext:value-type="float">
            <text:p>2.561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49568361582" calcext:value-type="float">
            <text:p>2.2225</text:p>
          </table:table-cell>
          <table:table-cell office:value-type="float" office:value="2.23869918644068" calcext:value-type="float">
            <text:p>2.2387</text:p>
          </table:table-cell>
          <table:table-cell office:value-type="float" office:value="2.95063593220339" calcext:value-type="float">
            <text:p>2.950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48784180791" calcext:value-type="float">
            <text:p>2.24949</text:p>
          </table:table-cell>
          <table:table-cell office:value-type="float" office:value="2.23833575141243" calcext:value-type="float">
            <text:p>2.23834</text:p>
          </table:table-cell>
          <table:table-cell office:value-type="float" office:value="2.93940691525424" calcext:value-type="float">
            <text:p>2.939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93783050847" calcext:value-type="float">
            <text:p>2.23794</text:p>
          </table:table-cell>
          <table:table-cell office:value-type="float" office:value="2.14769364971751" calcext:value-type="float">
            <text:p>2.14769</text:p>
          </table:table-cell>
          <table:table-cell office:value-type="float" office:value="2.87082250847458" calcext:value-type="float">
            <text:p>2.870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43972881356" calcext:value-type="float">
            <text:p>2.23344</text:p>
          </table:table-cell>
          <table:table-cell office:value-type="float" office:value="2.25219396610169" calcext:value-type="float">
            <text:p>2.25219</text:p>
          </table:table-cell>
          <table:table-cell office:value-type="float" office:value="2.93728433898305" calcext:value-type="float">
            <text:p>2.937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0186440678" calcext:value-type="float">
            <text:p>2.20102</text:p>
          </table:table-cell>
          <table:table-cell office:value-type="float" office:value="2.23186700564972" calcext:value-type="float">
            <text:p>2.23187</text:p>
          </table:table-cell>
          <table:table-cell office:value-type="float" office:value="2.90164420338983" calcext:value-type="float">
            <text:p>2.901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65561581921" calcext:value-type="float">
            <text:p>2.22966</text:p>
          </table:table-cell>
          <table:table-cell office:value-type="float" office:value="2.23606352542373" calcext:value-type="float">
            <text:p>2.23606</text:p>
          </table:table-cell>
          <table:table-cell office:value-type="float" office:value="3.0141293559322" calcext:value-type="float">
            <text:p>3.014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29012429379" calcext:value-type="float">
            <text:p>2.22629</text:p>
          </table:table-cell>
          <table:table-cell office:value-type="float" office:value="2.22261374011299" calcext:value-type="float">
            <text:p>2.22261</text:p>
          </table:table-cell>
          <table:table-cell office:value-type="float" office:value="2.87468583050847" calcext:value-type="float">
            <text:p>2.874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32099435028" calcext:value-type="float">
            <text:p>2.22232</text:p>
          </table:table-cell>
          <table:table-cell office:value-type="float" office:value="2.22809737853107" calcext:value-type="float">
            <text:p>2.2281</text:p>
          </table:table-cell>
          <table:table-cell office:value-type="float" office:value="2.94069477966102" calcext:value-type="float">
            <text:p>2.940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80368361582" calcext:value-type="float">
            <text:p>2.2108</text:p>
          </table:table-cell>
          <table:table-cell office:value-type="float" office:value="2.31786255367232" calcext:value-type="float">
            <text:p>2.31786</text:p>
          </table:table-cell>
          <table:table-cell office:value-type="float" office:value="3.20918888135593" calcext:value-type="float">
            <text:p>3.209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625053107345" calcext:value-type="float">
            <text:p>2.20625</text:p>
          </table:table-cell>
          <table:table-cell office:value-type="float" office:value="2.31542691525424" calcext:value-type="float">
            <text:p>2.31543</text:p>
          </table:table-cell>
          <table:table-cell office:value-type="float" office:value="3.16836474576271" calcext:value-type="float">
            <text:p>3.168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139082485876" calcext:value-type="float">
            <text:p>2.20139</text:p>
          </table:table-cell>
          <table:table-cell office:value-type="float" office:value="2.29437658757062" calcext:value-type="float">
            <text:p>2.29438</text:p>
          </table:table-cell>
          <table:table-cell office:value-type="float" office:value="3.04094752542373" calcext:value-type="float">
            <text:p>3.040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54894915254" calcext:value-type="float">
            <text:p>2.19855</text:p>
          </table:table-cell>
          <table:table-cell office:value-type="float" office:value="2.2811715480226" calcext:value-type="float">
            <text:p>2.28117</text:p>
          </table:table-cell>
          <table:table-cell office:value-type="float" office:value="2.94745247457627" calcext:value-type="float">
            <text:p>2.947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87988700565" calcext:value-type="float">
            <text:p>2.19588</text:p>
          </table:table-cell>
          <table:table-cell office:value-type="float" office:value="2.29647943502825" calcext:value-type="float">
            <text:p>2.29648</text:p>
          </table:table-cell>
          <table:table-cell office:value-type="float" office:value="2.96242006779661" calcext:value-type="float">
            <text:p>2.962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21875706215" calcext:value-type="float">
            <text:p>2.19322</text:p>
          </table:table-cell>
          <table:table-cell office:value-type="float" office:value="2.30213310734463" calcext:value-type="float">
            <text:p>2.30213</text:p>
          </table:table-cell>
          <table:table-cell office:value-type="float" office:value="2.80523877966102" calcext:value-type="float">
            <text:p>2.805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678942372881" calcext:value-type="float">
            <text:p>2.18679</text:p>
          </table:table-cell>
          <table:table-cell office:value-type="float" office:value="2.29645925423729" calcext:value-type="float">
            <text:p>2.29646</text:p>
          </table:table-cell>
          <table:table-cell office:value-type="float" office:value="2.95320894915254" calcext:value-type="float">
            <text:p>2.953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238390960452" calcext:value-type="float">
            <text:p>2.18238</text:p>
          </table:table-cell>
          <table:table-cell office:value-type="float" office:value="2.42017475706215" calcext:value-type="float">
            <text:p>2.42017</text:p>
          </table:table-cell>
          <table:table-cell office:value-type="float" office:value="3.32765884745763" calcext:value-type="float">
            <text:p>3.327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09283615819" calcext:value-type="float">
            <text:p>2.18209</text:p>
          </table:table-cell>
          <table:table-cell office:value-type="float" office:value="2.40548684745763" calcext:value-type="float">
            <text:p>2.40549</text:p>
          </table:table-cell>
          <table:table-cell office:value-type="float" office:value="3.21334644067797" calcext:value-type="float">
            <text:p>3.213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19249717514" calcext:value-type="float">
            <text:p>2.18119</text:p>
          </table:table-cell>
          <table:table-cell office:value-type="float" office:value="2.34342797740113" calcext:value-type="float">
            <text:p>2.34343</text:p>
          </table:table-cell>
          <table:table-cell office:value-type="float" office:value="3.03431511864407" calcext:value-type="float">
            <text:p>3.034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785703954802" calcext:value-type="float">
            <text:p>2.17786</text:p>
          </table:table-cell>
          <table:table-cell office:value-type="float" office:value="2.30956494915254" calcext:value-type="float">
            <text:p>2.30956</text:p>
          </table:table-cell>
          <table:table-cell office:value-type="float" office:value="2.9690866440678" calcext:value-type="float">
            <text:p>2.969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979028248588" calcext:value-type="float">
            <text:p>2.16979</text:p>
          </table:table-cell>
          <table:table-cell office:value-type="float" office:value="2.3777795480226" calcext:value-type="float">
            <text:p>2.37778</text:p>
          </table:table-cell>
          <table:table-cell office:value-type="float" office:value="3.16954901694915" calcext:value-type="float">
            <text:p>3.169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93326553672" calcext:value-type="float">
            <text:p>2.26893</text:p>
          </table:table-cell>
          <table:table-cell office:value-type="float" office:value="2.16314637288136" calcext:value-type="float">
            <text:p>2.16315</text:p>
          </table:table-cell>
          <table:table-cell office:value-type="float" office:value="2.79593708474576" calcext:value-type="float">
            <text:p>2.795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5843674576271" calcext:value-type="float">
            <text:p>2.15844</text:p>
          </table:table-cell>
          <table:table-cell office:value-type="float" office:value="2.28540499435028" calcext:value-type="float">
            <text:p>2.2854</text:p>
          </table:table-cell>
          <table:table-cell office:value-type="float" office:value="2.87988989830508" calcext:value-type="float">
            <text:p>2.879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934655367232" calcext:value-type="float">
            <text:p>2.25935</text:p>
          </table:table-cell>
          <table:table-cell office:value-type="float" office:value="2.14503740112994" calcext:value-type="float">
            <text:p>2.14504</text:p>
          </table:table-cell>
          <table:table-cell office:value-type="float" office:value="2.77981369491525" calcext:value-type="float">
            <text:p>2.779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118906214689" calcext:value-type="float">
            <text:p>2.14119</text:p>
          </table:table-cell>
          <table:table-cell office:value-type="float" office:value="2.31792827118644" calcext:value-type="float">
            <text:p>2.31793</text:p>
          </table:table-cell>
          <table:table-cell office:value-type="float" office:value="2.8489453559322" calcext:value-type="float">
            <text:p>2.848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3938029378531" calcext:value-type="float">
            <text:p>2.13938</text:p>
          </table:table-cell>
          <table:table-cell office:value-type="float" office:value="2.3212778079096" calcext:value-type="float">
            <text:p>2.32128</text:p>
          </table:table-cell>
          <table:table-cell office:value-type="float" office:value="2.87966318644068" calcext:value-type="float">
            <text:p>2.87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3556002259887" calcext:value-type="float">
            <text:p>2.13556</text:p>
          </table:table-cell>
          <table:table-cell office:value-type="float" office:value="2.39716296045198" calcext:value-type="float">
            <text:p>2.39716</text:p>
          </table:table-cell>
          <table:table-cell office:value-type="float" office:value="3.14045206779661" calcext:value-type="float">
            <text:p>3.140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309346440678" calcext:value-type="float">
            <text:p>2.13093</text:p>
          </table:table-cell>
          <table:table-cell office:value-type="float" office:value="2.49660300564972" calcext:value-type="float">
            <text:p>2.4966</text:p>
          </table:table-cell>
          <table:table-cell office:value-type="float" office:value="3.40661071186441" calcext:value-type="float">
            <text:p>3.406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690341242938" calcext:value-type="float">
            <text:p>2.1269</text:p>
          </table:table-cell>
          <table:table-cell office:value-type="float" office:value="2.53446623728814" calcext:value-type="float">
            <text:p>2.53447</text:p>
          </table:table-cell>
          <table:table-cell office:value-type="float" office:value="3.59045966101695" calcext:value-type="float">
            <text:p>3.590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181251299435" calcext:value-type="float">
            <text:p>2.11813</text:p>
          </table:table-cell>
          <table:table-cell office:value-type="float" office:value="2.31978061016949" calcext:value-type="float">
            <text:p>2.31978</text:p>
          </table:table-cell>
          <table:table-cell office:value-type="float" office:value="2.89633681355932" calcext:value-type="float">
            <text:p>2.896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73344180791" calcext:value-type="float">
            <text:p>2.32733</text:p>
          </table:table-cell>
          <table:table-cell office:value-type="float" office:value="2.07631995480226" calcext:value-type="float">
            <text:p>2.07632</text:p>
          </table:table-cell>
          <table:table-cell office:value-type="float" office:value="2.68714494915254" calcext:value-type="float">
            <text:p>2.68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14666666667" calcext:value-type="float">
            <text:p>2.33415</text:p>
          </table:table-cell>
          <table:table-cell office:value-type="float" office:value="2.05755502824859" calcext:value-type="float">
            <text:p>2.05756</text:p>
          </table:table-cell>
          <table:table-cell office:value-type="float" office:value="2.66708338983051" calcext:value-type="float">
            <text:p>2.667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56031638418" calcext:value-type="float">
            <text:p>2.32356</text:p>
          </table:table-cell>
          <table:table-cell office:value-type="float" office:value="2.02311918644068" calcext:value-type="float">
            <text:p>2.02312</text:p>
          </table:table-cell>
          <table:table-cell office:value-type="float" office:value="2.58922305084746" calcext:value-type="float">
            <text:p>2.589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5" calcext:value-type="float">
            <text:p>5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5" calcext:value-type="float">
            <text:p>5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0" calcext:value-type="float">
            <text:p>0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58:22.236139845</dc:date>
    <meta:document-statistic meta:table-count="1" meta:cell-count="4639" meta:object-count="0"/>
    <meta:generator>LibreOffice/4.2.8.2$Linux_X86_64 LibreOffice_project/420m0$Build-2</meta:generator>
  </office:meta>
</office:document-meta>
</file>